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3a5" officeooo:paragraph-rsid="000663a5"/>
    </style:style>
    <style:style style:name="P2" style:family="paragraph">
      <loext:graphic-properties draw:fill="solid" draw:fill-color="#bdb76b"/>
    </style:style>
    <style:style style:name="P3" style:family="paragraph">
      <style:paragraph-properties fo:text-align="center"/>
    </style:style>
    <style:style style:name="P4" style:family="paragraph">
      <loext:graphic-properties draw:fill="solid" draw:fill-color="#e0ffff"/>
    </style:style>
    <style:style style:name="P5" style:family="paragraph">
      <loext:graphic-properties draw:fill="solid" draw:fill-color="#a9a9a9"/>
    </style:style>
    <style:style style:name="T1" style:family="text">
      <style:text-properties fo:color="#ffff00"/>
    </style:style>
    <style:style style:name="T2" style:family="text">
      <style:text-properties fo:color="#fffff0" fo:font-weight="bold" style:font-weight-asian="bold" style:font-weight-complex="bold"/>
    </style:style>
    <style:style style:name="gr1" style:family="graphic">
      <style:graphic-properties draw:stroke="none" svg:stroke-color="#000000" draw:fill="solid" draw:fill-color="#bdb76b" fo:min-height="6.60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3.835cm" fo:min-width="1.598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6.853cm" fo:min-width="1.334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solid" draw:fill-color="#e0ffff" fo:min-height="3.97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solid" draw:fill-color="#a9a9a9" fo:min-height="3.006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solid" draw:fill-color="#e0ffff" fo:min-height="3.006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Forme1" draw:style-name="gr7" draw:text-style-name="P4" svg:width="14.161cm" svg:height="3.006cm" svg:x="-0.051cm" svg:y="0.547cm"><draw:text-box><text:p>Vue Page principale avec carto + lien vers fiche détaillée producteur. (existant).</text:p><text:p/><text:p>Lien ../includes/…./fiche.detaillee.producteur.php ?<text:span text:style-name="T2">p</text:span><text:span text:style-name="T2">k</text:span><text:span text:style-name="T2">p</text:span><text:span text:style-name="T2">=</text:span><text:span text:style-name="T2">6</text:span><text:span text:style-name="T2">5</text:span><text:span text:style-name="T2">4</text:span><text:span text:style-name="T2">6</text:span></text:p></draw:text-box></draw:frame><draw:frame text:anchor-type="paragraph" draw:z-index="1" draw:name="Forme1_0" draw:style-name="gr6" draw:text-style-name="P5" svg:width="7.727cm" svg:height="3.006cm" svg:x="9.686cm" svg:y="4.251cm"><draw:text-box><text:p>Mon controlleur pour fiche détaillée. (non existant). </text:p><text:p>Appel le model producteur en envoyant la PK reçu.</text:p></draw:text-box></draw:frame><draw:frame text:anchor-type="paragraph" draw:z-index="2" draw:name="Forme1_1" draw:style-name="gr6" draw:text-style-name="P5" svg:width="7.727cm" svg:height="3.006cm" svg:x="9.41cm" svg:y="9.31cm"><draw:text-box><text:p>Model producteur (déjà existant).</text:p><text:p>Select * from producteur where PK = maPK reçu.</text:p><text:p>Contruire le dto (DTO à créer) et le retourner.</text:p></draw:text-box></draw:frame><draw:frame text:anchor-type="paragraph" draw:z-index="3" draw:name="Forme1_2" draw:style-name="gr5" draw:text-style-name="P4" svg:width="15.537cm" svg:height="4.871cm" svg:x="0.69cm" svg:y="12.696cm"><draw:text-box><text:p>VUE Fiche détaillé producteur complète (données producteur + Produits etc.).</text:p><text:p>pkp = GET_…</text:p><text:p>Appeler le controlleur fiche détaillée en lui passant la PK.</text:p><text:p/><text:p>$producteur = monCtrl(pk).</text:p><text:p>$producteur→getEmail()….</text:p><text:p/><text:p>$producteurs-&gt;getProduits()-&gt;ect.</text:p><text:p/><text:p/></draw:text-box></draw:frame><draw:custom-shape text:anchor-type="paragraph" draw:z-index="4" draw:name="Forme2" draw:style-name="gr4" svg:width="2.668cm" svg:height="7.832cm" svg:x="1.325cm" svg:y="4.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text:anchor-type="paragraph" draw:z-index="5" draw:name="Forme3" draw:style-name="gr2" draw:text-style-name="P3" svg:width="7.369cm" svg:height="2.925cm" draw:transform="rotate (1.35210657152001) translate (5.08210556777171cm 12.1226960753627cm)" svg:viewBox="0 0 7370 2926" svg:d="M0 10c292-53 561 116 838 161 450 73 909 115 1350 221 832 200 1523 746 2254 1168 319 184 681 308 1043 397 369 92 729 256 1040 485 242 177 549 250 774 457l71 27"><text:p/></draw:path><draw:polyline text:anchor-type="paragraph" draw:z-index="6" draw:name="Forme4" draw:style-name="gr2" draw:text-style-name="P3" svg:width="0.798cm" svg:height="0.172cm" draw:transform="skewX (-0.721868178624855) rotate (0.356047167406843) translate (8.39434722222222cm 5.85963888888889cm)" svg:viewBox="0 0 799 173" draw:points="0,0 564,77 799,173"><text:p/></draw:polyline><draw:path text:anchor-type="paragraph" draw:z-index="7" draw:name="Forme5" draw:style-name="gr2" draw:text-style-name="P3" svg:width="1.1cm" svg:height="0.133cm" draw:transform="rotate (1.46014245221846) translate (9.11301604967971cm 6.64269468791291cm)" svg:viewBox="0 0 1101 134" svg:d="M0 1c254-11 501 65 753 65l259 36 89 32"><text:p/></draw:path><draw:custom-shape text:anchor-type="paragraph" draw:z-index="8" draw:name="Forme2_0" draw:style-name="gr3" svg:width="3.197cm" svg:height="4.382cm" svg:x="14.808cm" svg:y="5.58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text:anchor-type="paragraph" draw:z-index="9" draw:name="Forme6" draw:style-name="gr2" draw:text-style-name="P3" svg:width="16.695cm" svg:height="0.614cm" svg:x="0.203cm" svg:y="19.065cm" svg:viewBox="0 0 16696 615" svg:d="M0 88c868 63 1732 180 2604 233 266 16 522 9 783-22 340-40 679 53 1016 0 280-44 545 23 825 0 501-39 1002 70 1503 106 425 31 841 106 1270 106 903 0 1806-6 2709 21 584 17 1170 34 1757 43 394 5 801 88 1186 0 354-82 691-18 1037-127 374-119 774-146 1164-191 273-31 1063-198 783-190-474 12-945-50-1418-64-374-11-753 6-1122 85-619 132-1249 272-1884 254-381-12-764 4-1143-21-402-28-806-26-1206 0-424 27-849 53-1270 84-694 52-1376-112-2053-211-413-61-819-133-1228-170-323-29-630 106-953 106-419 0-827 146-1248 127-355-16-704 85-1059 64-303-19-607 20-910 21-776 2 265 31 339 0 495-212 984-179 1481-170 875 17 1750 130 2625 170 564 25 1127 85 1693 127 732 53 1468 16 2202 63 610 39 1231 88 1841 21 323-35 623-35 932 0 310 36 552-105 867-84 297 19 591-76 889-85h297l233 21 42-21"><text:p/></draw:path><draw:frame text:anchor-type="paragraph" draw:z-index="10" draw:name="Forme1_3" draw:style-name="gr1" draw:text-style-name="P2" svg:width="6.457cm" svg:height="6.605cm" svg:x="-0.093cm" svg:y="19.999cm"><draw:text-box><text:p/><text:p>Class DTOProducteur {</text:p><text:p/><text:p><text:tab/>$produits[] =<text:span text:style-name="T1"> dtosProduits[] ;</text:span></text:p><text:p>}</text:p></draw:text-box></draw:frame><draw:frame text:anchor-type="paragraph" draw:z-index="11" draw:name="Forme1_4" draw:style-name="gr1" draw:text-style-name="P2" svg:width="6.457cm" svg:height="6.605cm" svg:x="9.728cm" svg:y="20.02cm"><draw:text-box><text:p/><text:p>Class DtoProduitsAnnuaire extends DTOProduitsQstprd <text:s/>{ // qstprod = questionnaire producteur.</text:p><text:p/><text:p><text:tab/>$produits[] =<text:span text:style-name="T1"> dtosProduits[] ;</text:span></text:p><text:p>}</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19:46:14.764019043</meta:creation-date>
    <dc:date>2021-01-13T20:02:20.521116829</dc:date>
    <meta:editing-duration>PT16M5S</meta:editing-duration>
    <meta:editing-cycles>4</meta:editing-cycles>
    <meta:generator>LibreOffice/6.4.6.2$Linux_X86_64 LibreOffice_project/40$Build-2</meta:generator>
    <meta:document-statistic meta:table-count="0" meta:image-count="0" meta:object-count="0" meta:page-count="1" meta:paragraph-count="0" meta:word-count="0" meta:character-count="0" meta:non-whitespace-character-count="0"/>
  </office:meta>
</office:document-meta>
</file>